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1FDE3A2A0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2" style:family="table">
      <style:table-properties style:width="6.6931in" fo:margin-left="0in" fo:margin-right="0in" fo:margin-top="0in" fo:margin-bottom="0.1181in" table:align="margins"/>
    </style:style>
    <style:style style:name="Table22.A" style:family="table-column">
      <style:table-column-properties style:column-width="2.659in" style:rel-column-width="26035*"/>
    </style:style>
    <style:style style:name="Table22.B" style:family="table-column">
      <style:table-column-properties style:column-width="4.034in" style:rel-column-width="39500*"/>
    </style:style>
    <style:style style:name="Table22.1" style:family="table-row">
      <style:table-row-properties fo:background-color="transparent" fo:keep-together="always">
        <style:background-image/>
      </style:table-row-properties>
    </style:style>
    <style:style style:name="Table22.A1" style:family="table-cell">
      <style:table-cell-properties fo:background-color="transparent" fo:padding-left="0in" fo:padding-right="0.0396in" fo:padding-top="0.0396in" fo:padding-bottom="0.0396in" fo:border-left="none" fo:border-right="none" fo:border-top="0.05pt solid #808080" fo:border-bottom="0.05pt solid #808080">
        <style:background-image/>
      </style:table-cell-properties>
    </style:style>
    <style:style style:name="Table22.B1" style:family="table-cell">
      <style:table-cell-properties fo:padding="0.0382in" fo:border-left="none" fo:border-right="none" fo:border-top="0.05pt solid #808080" fo:border-bottom="0.05pt solid #808080"/>
    </style:style>
    <style:style style:name="Table22.A2" style:family="table-cell">
      <style:table-cell-properties fo:padding-left="0in" fo:padding-right="0.0396in" fo:padding-top="0.0396in" fo:padding-bottom="0.0396in" fo:border-left="none" fo:border-right="none" fo:border-top="none" fo:border-bottom="0.05pt solid #808080"/>
    </style:style>
    <style:style style:name="Table22.B2" style:family="table-cell">
      <style:table-cell-properties fo:padding="0.0382in" fo:border-left="none" fo:border-right="none" fo:border-top="none" fo:border-bottom="0.05pt solid #808080"/>
    </style:style>
    <style:style style:name="Table22.A3" style:family="table-cell">
      <style:table-cell-properties fo:padding-left="0in" fo:padding-right="0.0396in" fo:padding-top="0.0396in" fo:padding-bottom="0.0396in" fo:border-left="none" fo:border-right="none" fo:border-top="none" fo:border-bottom="0.05pt solid #808080"/>
    </style:style>
    <style:style style:name="Table22.B3" style:family="table-cell">
      <style:table-cell-properties fo:padding="0.0382in" fo:border-left="none" fo:border-right="none" fo:border-top="none" fo:border-bottom="0.05pt solid #808080"/>
    </style:style>
    <style:style style:name="Table22.A4" style:family="table-cell">
      <style:table-cell-properties fo:padding-left="0in" fo:padding-right="0.0396in" fo:padding-top="0.0396in" fo:padding-bottom="0.0396in" fo:border-left="none" fo:border-right="none" fo:border-top="none" fo:border-bottom="0.05pt solid #808080"/>
    </style:style>
    <style:style style:name="Table22.B4" style:family="table-cell">
      <style:table-cell-properties fo:padding="0.0382in" fo:border-left="none" fo:border-right="none" fo:border-top="none" fo:border-bottom="0.05pt solid #808080"/>
    </style:style>
    <style:style style:name="Table22.A5" style:family="table-cell">
      <style:table-cell-properties fo:padding-left="0in" fo:padding-right="0.0396in" fo:padding-top="0.0396in" fo:padding-bottom="0.0396in" fo:border-left="none" fo:border-right="none" fo:border-top="none" fo:border-bottom="0.05pt solid #808080"/>
    </style:style>
    <style:style style:name="Table22.B5" style:family="table-cell">
      <style:table-cell-properties fo:padding="0.0382in" fo:border-left="none" fo:border-right="none" fo:border-top="none" fo:border-bottom="0.05pt solid #808080"/>
    </style:style>
    <style:style style:name="Table22.A6" style:family="table-cell">
      <style:table-cell-properties fo:padding-left="0in" fo:padding-right="0.0396in" fo:padding-top="0.0396in" fo:padding-bottom="0.0396in" fo:border-left="none" fo:border-right="none" fo:border-top="none" fo:border-bottom="0.05pt solid #808080"/>
    </style:style>
    <style:style style:name="Table22.B6" style:family="table-cell">
      <style:table-cell-properties fo:padding="0.0382in" fo:border-left="none" fo:border-right="none" fo:border-top="none" fo:border-bottom="0.05pt solid #808080"/>
    </style:style>
    <style:style style:name="Table22.A7" style:family="table-cell">
      <style:table-cell-properties fo:padding-left="0in" fo:padding-right="0.0396in" fo:padding-top="0.0396in" fo:padding-bottom="0.0396in" fo:border-left="none" fo:border-right="none" fo:border-top="none" fo:border-bottom="0.05pt solid #808080"/>
    </style:style>
    <style:style style:name="Table22.B7" style:family="table-cell">
      <style:table-cell-properties fo:padding="0.0382in" fo:border-left="none" fo:border-right="none" fo:border-top="none" fo:border-bottom="0.05pt solid #808080"/>
    </style:style>
    <style:style style:name="Table22.A8" style:family="table-cell">
      <style:table-cell-properties fo:padding-left="0in" fo:padding-right="0.0396in" fo:padding-top="0.0396in" fo:padding-bottom="0.0396in" fo:border-left="none" fo:border-right="none" fo:border-top="none" fo:border-bottom="0.05pt solid #808080"/>
    </style:style>
    <style:style style:name="Table22.B8" style:family="table-cell">
      <style:table-cell-properties fo:padding="0.0382in" fo:border-left="none" fo:border-right="none" fo:border-top="none" fo:border-bottom="0.05pt solid #808080"/>
    </style:style>
    <style:style style:name="Table22.A9" style:family="table-cell">
      <style:table-cell-properties fo:padding-left="0in" fo:padding-right="0.0396in" fo:padding-top="0.0396in" fo:padding-bottom="0.0396in" fo:border-left="none" fo:border-right="none" fo:border-top="none" fo:border-bottom="0.05pt solid #808080"/>
    </style:style>
    <style:style style:name="Table22.B9" style:family="table-cell">
      <style:table-cell-properties fo:padding="0.0382in" fo:border-left="none" fo:border-right="none" fo:border-top="none" fo:border-bottom="0.05pt solid #808080"/>
    </style:style>
    <style:style style:name="Table22.A10" style:family="table-cell">
      <style:table-cell-properties fo:padding-left="0in" fo:padding-right="0.0396in" fo:padding-top="0.0396in" fo:padding-bottom="0.0396in" fo:border-left="none" fo:border-right="none" fo:border-top="none" fo:border-bottom="0.05pt solid #808080"/>
    </style:style>
    <style:style style:name="Table22.B10" style:family="table-cell">
      <style:table-cell-properties fo:padding="0.0382in" fo:border-left="none" fo:border-right="none" fo:border-top="none" fo:border-bottom="0.05pt solid #808080"/>
    </style:style>
    <style:style style:name="Table22.A11" style:family="table-cell">
      <style:table-cell-properties fo:padding-left="0in" fo:padding-right="0.0396in" fo:padding-top="0.0396in" fo:padding-bottom="0.0396in" fo:border-left="none" fo:border-right="none" fo:border-top="none" fo:border-bottom="0.05pt solid #808080"/>
    </style:style>
    <style:style style:name="Table22.B11" style:family="table-cell">
      <style:table-cell-properties fo:padding="0.0382in" fo:border-left="none" fo:border-right="none" fo:border-top="none" fo:border-bottom="0.05pt solid #808080"/>
    </style:style>
    <style:style style:name="Table22.A12" style:family="table-cell">
      <style:table-cell-properties fo:padding-left="0in" fo:padding-right="0.0396in" fo:padding-top="0.0396in" fo:padding-bottom="0.0396in" fo:border-left="none" fo:border-right="none" fo:border-top="none" fo:border-bottom="0.05pt solid #808080"/>
    </style:style>
    <style:style style:name="Table22.B12" style:family="table-cell">
      <style:table-cell-properties fo:padding="0.0382in" fo:border-left="none" fo:border-right="none" fo:border-top="none" fo:border-bottom="0.05pt solid #808080"/>
    </style:style>
    <style:style style:name="Table22.A13" style:family="table-cell">
      <style:table-cell-properties fo:padding-left="0in" fo:padding-right="0.0396in" fo:padding-top="0.0396in" fo:padding-bottom="0.0396in" fo:border-left="none" fo:border-right="none" fo:border-top="none" fo:border-bottom="0.05pt solid #808080"/>
    </style:style>
    <style:style style:name="Table22.B13" style:family="table-cell">
      <style:table-cell-properties fo:padding="0.0382in" fo:border-left="none" fo:border-right="none" fo:border-top="none" fo:border-bottom="0.05pt solid #808080"/>
    </style:style>
    <style:style style:name="Table1" style:family="table">
      <style:table-properties style:width="6.6764in" fo:margin-left="-0.0035in" fo:margin-right="0.0201in" table:align="margins"/>
    </style:style>
    <style:style style:name="Table1.A" style:family="table-column">
      <style:table-column-properties style:column-width="0.9833in" style:rel-column-width="9654*"/>
    </style:style>
    <style:style style:name="Table1.B" style:family="table-column">
      <style:table-column-properties style:column-width="1.2618in" style:rel-column-width="12383*"/>
    </style:style>
    <style:style style:name="Table1.C" style:family="table-column">
      <style:table-column-properties style:column-width="1.0986in" style:rel-column-width="10787*"/>
    </style:style>
    <style:style style:name="Table1.D" style:family="table-column">
      <style:table-column-properties style:column-width="1.1104in" style:rel-column-width="10903*"/>
    </style:style>
    <style:style style:name="Table1.E" style:family="table-column">
      <style:table-column-properties style:column-width="1.25in" style:rel-column-width="12267*"/>
    </style:style>
    <style:style style:name="Table1.F" style:family="table-column">
      <style:table-column-properties style:column-width="0.9722in" style:rel-column-width="9541*"/>
    </style:style>
    <style:style style:name="Table1.A1" style:family="table-cell">
      <style:table-cell-properties fo:background-color="transparent" fo:padding="0in" fo:border="none">
        <style:background-image/>
      </style:table-cell-properties>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701in" style:rel-column-width="9499*"/>
    </style:style>
    <style:style style:name="Table2.B" style:family="table-column">
      <style:table-column-properties style:column-width="5.7229in" style:rel-column-width="56036*"/>
    </style:style>
    <style:style style:name="Table2.A1" style:family="table-cell">
      <style:table-cell-properties style:vertical-align="middle" fo:background-color="#83caff" fo:padding="0.059in" fo:border-left="none" fo:border-right="none" fo:border-top="1pt solid #999999" fo:border-bottom="1pt solid #999999">
        <style:background-image/>
      </style:table-cell-properties>
    </style:style>
    <style:style style:name="Table2.B1" style:family="table-cell">
      <style:table-cell-properties style:vertical-align="middle" fo:padding="0.059in" fo:border-left="none" fo:border-right="none" fo:border-top="1pt solid #999999" fo:border-bottom="1pt solid #999999"/>
    </style:style>
    <style:style style:name="Table11" style:family="table">
      <style:table-properties style:width="6.6889in" fo:margin-left="0in" fo:margin-right="0.0042in" fo:margin-top="0.1375in" fo:margin-bottom="0in" table:align="margins"/>
    </style:style>
    <style:style style:name="Table11.A" style:family="table-column">
      <style:table-column-properties style:column-width="0.9701in" style:rel-column-width="9505*"/>
    </style:style>
    <style:style style:name="Table11.B" style:family="table-column">
      <style:table-column-properties style:column-width="5.7188in" style:rel-column-width="56030*"/>
    </style:style>
    <style:style style:name="Table11.A1" style:family="table-cell">
      <style:table-cell-properties style:vertical-align="middle" fo:background-color="#94bd5e" fo:padding="0.059in" fo:border-left="none" fo:border-right="none" fo:border-top="1pt solid #999999" fo:border-bottom="1pt solid #999999">
        <style:background-image/>
      </style:table-cell-properties>
    </style:style>
    <style:style style:name="Table11.B1" style:family="table-cell">
      <style:table-cell-properties fo:padding="0.059in" fo:border-left="none" fo:border-right="none" fo:border-top="1pt solid #999999" fo:border-bottom="1pt solid #999999"/>
    </style:style>
    <style:style style:name="Table13" style:family="table">
      <style:table-properties style:width="6.6889in" fo:margin-left="0in" fo:margin-right="0.0042in" fo:margin-top="0.1375in" fo:margin-bottom="0in" table:align="margins"/>
    </style:style>
    <style:style style:name="Table13.A" style:family="table-column">
      <style:table-column-properties style:column-width="0.9701in" style:rel-column-width="9505*"/>
    </style:style>
    <style:style style:name="Table13.B" style:family="table-column">
      <style:table-column-properties style:column-width="5.7188in" style:rel-column-width="56030*"/>
    </style:style>
    <style:style style:name="Table13.A1" style:family="table-cell">
      <style:table-cell-properties style:vertical-align="middle" fo:background-color="#94bd5e" fo:padding="0.059in" fo:border-left="none" fo:border-right="none" fo:border-top="1pt solid #999999" fo:border-bottom="1pt solid #999999">
        <style:background-image/>
      </style:table-cell-properties>
    </style:style>
    <style:style style:name="Table13.B1" style:family="table-cell">
      <style:table-cell-properties fo:padding="0.059in"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uto"/>
    </style:style>
    <style:style style:name="P5" style:family="paragraph" style:parent-style-name="OOoTextBody_5f_ListIntro" style:master-page-name="">
      <style:paragraph-properties style:page-number="auto"/>
    </style:style>
    <style:style style:name="P6" style:family="paragraph" style:parent-style-name="OOoTableText">
      <style:paragraph-properties fo:margin-left="0.0827in" fo:margin-right="0.0043in" fo:text-indent="0in" style:auto-text-indent="false"/>
    </style:style>
    <style:style style:name="P7" style:family="paragraph" style:parent-style-name="OOoTextBody">
      <style:paragraph-properties fo:margin-top="0in" fo:margin-bottom="0.0398in" loext:contextual-spacing="false"/>
    </style:style>
    <style:style style:name="P8" style:family="paragraph" style:parent-style-name="OOoTextBody">
      <style:paragraph-properties fo:margin-left="0.25in" fo:margin-right="0in" fo:text-indent="0in" style:auto-text-indent="false"/>
    </style:style>
    <style:style style:name="P9" style:family="paragraph" style:parent-style-name="OOoTextBody">
      <style:paragraph-properties fo:margin-top="0in" fo:margin-bottom="0in" loext:contextual-spacing="false"/>
    </style:style>
    <style:style style:name="P10" style:family="paragraph" style:parent-style-name="OOoTableText">
      <style:paragraph-properties fo:margin-left="0in" fo:margin-right="0.0827in" fo:text-indent="0in" style:auto-text-indent="false"/>
    </style:style>
    <style:style style:name="P11" style:family="paragraph" style:parent-style-name="OOoContents_20_1">
      <style:paragraph-properties>
        <style:tab-stops>
          <style:tab-stop style:position="6.6929in" style:type="right" style:leader-style="dotted" style:leader-text="."/>
        </style:tab-stops>
      </style:paragraph-properties>
    </style:style>
    <style:style style:name="P12" style:family="paragraph" style:parent-style-name="OOoContents_20_2">
      <style:paragraph-properties>
        <style:tab-stops>
          <style:tab-stop style:position="6.4965in" style:type="right" style:leader-style="dotted" style:leader-text="."/>
        </style:tab-stops>
      </style:paragraph-properties>
    </style:style>
    <style:style style:name="P13" style:family="paragraph" style:parent-style-name="OOoToCHead" style:master-page-name="OOoFrontMatter">
      <style:paragraph-properties style:page-number="auto"/>
    </style:style>
    <style:style style:name="P14" style:family="paragraph" style:parent-style-name="OOoNewChapter" style:master-page-name="OOoFirstPage">
      <style:paragraph-properties style:page-number="auto"/>
    </style:style>
    <style:style style:name="P15" style:family="paragraph" style:parent-style-name="OOoHeading_20_1" style:master-page-name="">
      <style:paragraph-properties style:page-number="auto" fo:break-before="auto" fo:break-after="auto"/>
    </style:style>
    <style:style style:name="P16" style:family="paragraph" style:parent-style-name="OOoHeading_20_1" style:master-page-name="OOoCopyright">
      <style:paragraph-properties style:page-number="auto"/>
    </style:style>
    <style:style style:name="P17" style:family="paragraph" style:parent-style-name="OOoHeading_20_1" style:master-page-name="OOoPageStyle">
      <style:paragraph-properties style:page-number="auto"/>
    </style:style>
    <style:style style:name="T1" style:family="text">
      <style:text-properties fo:font-size="10pt" style:font-size-asian="10pt" style:font-size-complex="10pt"/>
    </style:style>
    <style:style style:name="T2" style:family="text">
      <style:text-properties fo:font-weight="normal" style:font-weight-asian="normal" style:font-weight-complex="normal"/>
    </style:style>
    <style:style style:name="T3" style:family="text">
      <style:text-properties fo:font-weight="normal" style:font-style-asian="normal" style:font-weight-asian="normal" style:font-style-complex="normal" style:font-weight-complex="normal"/>
    </style:style>
    <style:style style:name="T4" style:family="text">
      <style:text-properties style:use-window-font-color="true"/>
    </style:style>
    <style:style style:name="T5" style:family="text">
      <style:text-properties style:use-window-font-color="true" style:font-name="Times New Roman1" fo:font-size="11pt"/>
    </style:style>
    <style:style style:name="T6" style:family="text">
      <style:text-properties style:use-window-font-color="true" fo:font-style="italic"/>
    </style:style>
    <style:style style:name="T7" style:family="text">
      <style:text-properties style:font-name="Times New Roman"/>
    </style:style>
    <style:style style:name="T8" style:family="text">
      <style:text-properties fo:font-style="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1" fo:font-size="11pt"/>
    </style:style>
    <style:style style:name="T13"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graphics2" text:anchor-type="paragraph" svg:x="0.4181in" svg:y="0.4583in" svg:width="5.2299in" svg:height="1.3299in" draw:z-index="0"><draw:image xlink:href="Pictures/10000201000007D0000001FDE3A2A0C3.png" xlink:type="simple" xlink:show="embed" xlink:actuate="onLoad"/></draw:frame></text:p>
      <text:p text:style-name="OOoGuideName">Getting Started Guide<text:hidden-paragraph text:condition="ooow:MD!=0"/></text:p>
      <text:p text:style-name="OOoHeading_20_0"><text:s text:c="2"/>Appendix <text:span text:style-name="OOoChapterNumber">B</text:span><text:line-break/> <text:s/>Open Source, Open Standards, OpenDocument</text:p>
      <text:p text:style-name="OOoSubtitle"/>
      <text:p text:style-name="OOoTextBody"/>
      <text:p text:style-name="OOoPageBreak"/>
      <text:section text:style-name="Sect1" text:name="Section1" text:condition="ooow:MD !=0" text:display="condition">
        <text:h text:style-name="P16" text:outline-level="1"><text:bookmark-start text:name="__RefHeading__182214_780470623"/>Copyright<text:bookmark-end text:name="__RefHeading__182214_780470623"/></text:h>
        <text:p text:style-name="OOoTextBody">This document is Copyright <text:span text:style-name="T7">©</text:span> 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Ron Faile Jr.<text:line-break/>Hal Parker</text:p>
        <text:p text:style-name="OOoCopyrightPage">Feedback</text:p>
        <text:p text:style-name="OOoTextBody">Please direct any comments or suggestions about this document to: <text:s/><text:a xlink:type="simple" xlink:href="mailto:documentation@libreoffice.org" text:style-name="Internet_20_link" text:visited-style-name="Visited_20_Internet_20_Link">documentation@libreoffice.org</text:a></text:p>
        <text:p text:style-name="OOoCopyrightPage">Acknowledgments</text:p>
        <text:p text:style-name="OOoTextBody">This appendix is based on Appendix B of <text:span text:style-name="OOoEmphasis">Getting Started with OpenOffice.org</text:span>. The contributors to that appendix are:</text:p>
        <text:p text:style-name="OOoTextBody">Rick Barnes<text:line-break/>Jean Hollis Weber<text:line-break/>Agnes Belzunce</text:p>
        <text:p text:style-name="OOoCopyrightPage">Publication date and software version</text:p>
        <text:p text:style-name="OOoTextBody">Published 31 December 2010. Based on LibreOffice 3.3.</text:p>
        <text:p text:style-name="P13">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182214_780470623" text:style-name="Internet_20_link" text:visited-style-name="Internet_20_link">Copyright<text:tab/>2</text:a></text:p>
            <text:p text:style-name="P11"><text:a xlink:type="simple" xlink:href="#__RefHeading__182216_780470623" text:style-name="Internet_20_link" text:visited-style-name="Internet_20_link">Introduction<text:tab/>4</text:a></text:p>
            <text:p text:style-name="P11"><text:a xlink:type="simple" xlink:href="#__RefHeading__182218_780470623" text:style-name="Internet_20_link" text:visited-style-name="Internet_20_link">A short history of LibreOffice<text:tab/>4</text:a></text:p>
            <text:p text:style-name="P11"><text:a xlink:type="simple" xlink:href="#__RefHeading__182220_780470623" text:style-name="Internet_20_link" text:visited-style-name="Internet_20_link">The LibreOffice community<text:tab/>4</text:a></text:p>
            <text:p text:style-name="P11"><text:a xlink:type="simple" xlink:href="#__RefHeading__182222_780470623" text:style-name="Internet_20_link" text:visited-style-name="Internet_20_link">How is LibreOffice licensed?<text:tab/>5</text:a></text:p>
            <text:p text:style-name="P11"><text:a xlink:type="simple" xlink:href="#__RefHeading__182224_780470623" text:style-name="Internet_20_link" text:visited-style-name="Internet_20_link">What is “open source”?<text:tab/>5</text:a></text:p>
            <text:p text:style-name="P11"><text:a xlink:type="simple" xlink:href="#__RefHeading__3272_1372004992" text:style-name="Internet_20_link" text:visited-style-name="Internet_20_link">What are “open standards”?<text:tab/>5</text:a></text:p>
            <text:p text:style-name="P11"><text:a xlink:type="simple" xlink:href="#__RefHeading__182226_780470623" text:style-name="Internet_20_link" text:visited-style-name="Internet_20_link">What is OpenDocument?<text:tab/>5</text:a></text:p>
            <text:p text:style-name="P12"><text:a xlink:type="simple" xlink:href="#__RefHeading__3274_1372004992" text:style-name="Internet_20_link" text:visited-style-name="Internet_20_link">OpenDocument filename extensions<text:tab/>6</text:a></text:p>
            <text:p text:style-name="P11"><text:a xlink:type="simple" xlink:href="#__RefHeading__182252_780470623" text:style-name="Internet_20_link" text:visited-style-name="Internet_20_link">Frequently asked questions<text:tab/>6</text:a></text:p>
            <text:p text:style-name="P11"><text:a xlink:type="simple" xlink:href="#__RefHeading__5835_1372004992" text:style-name="Internet_20_link" text:visited-style-name="Internet_20_link">File formats LibreOffice can open<text:tab/>7</text:a></text:p>
            <text:p text:style-name="P12"><text:a xlink:type="simple" xlink:href="#__RefHeading__182230_780470623" text:style-name="Internet_20_link" text:visited-style-name="Internet_20_link">Opening text documents<text:tab/>7</text:a></text:p>
            <text:p text:style-name="P12"><text:a xlink:type="simple" xlink:href="#__RefHeading__182232_780470623" text:style-name="Internet_20_link" text:visited-style-name="Internet_20_link">Opening spreadsheets<text:tab/>8</text:a></text:p>
            <text:p text:style-name="P12"><text:a xlink:type="simple" xlink:href="#__RefHeading__182234_780470623" text:style-name="Internet_20_link" text:visited-style-name="Internet_20_link">Opening presentations<text:tab/>8</text:a></text:p>
            <text:p text:style-name="P12"><text:a xlink:type="simple" xlink:href="#__RefHeading__182236_780470623" text:style-name="Internet_20_link" text:visited-style-name="Internet_20_link">Opening graphic files<text:tab/>8</text:a></text:p>
            <text:p text:style-name="P12"><text:a xlink:type="simple" xlink:href="#__RefHeading__182238_780470623" text:style-name="Internet_20_link" text:visited-style-name="Internet_20_link">Opening formula files<text:tab/>8</text:a></text:p>
            <text:p text:style-name="P11"><text:a xlink:type="simple" xlink:href="#__RefHeading__182240_780470623" text:style-name="Internet_20_link" text:visited-style-name="Internet_20_link">File formats LibreOffice can save to<text:tab/>9</text:a></text:p>
            <text:p text:style-name="P12"><text:a xlink:type="simple" xlink:href="#__RefHeading__182242_780470623" text:style-name="Internet_20_link" text:visited-style-name="Internet_20_link">Saving text documents<text:tab/>9</text:a></text:p>
            <text:p text:style-name="P12"><text:a xlink:type="simple" xlink:href="#__RefHeading__182244_780470623" text:style-name="Internet_20_link" text:visited-style-name="Internet_20_link">Saving spreadsheet files<text:tab/>9</text:a></text:p>
            <text:p text:style-name="P12"><text:a xlink:type="simple" xlink:href="#__RefHeading__182246_780470623" text:style-name="Internet_20_link" text:visited-style-name="Internet_20_link">Saving presentations<text:tab/>10</text:a></text:p>
            <text:p text:style-name="P12"><text:a xlink:type="simple" xlink:href="#__RefHeading__182248_780470623" text:style-name="Internet_20_link" text:visited-style-name="Internet_20_link">Saving drawings<text:tab/>10</text:a></text:p>
            <text:p text:style-name="P12"><text:a xlink:type="simple" xlink:href="#__RefHeading__182250_780470623" text:style-name="Internet_20_link" text:visited-style-name="Internet_20_link">Writer/Web can save in these formats<text:tab/>10</text:a></text:p>
            <text:p text:style-name="P11"><text:a xlink:type="simple" xlink:href="#__RefHeading__184177_780470623" text:style-name="Internet_20_link" text:visited-style-name="Internet_20_link">Exporting to other formats<text:tab/>10</text:a></text:p>
          </text:index-body>
        </text:table-of-content>
        <text:p text:style-name="OOoTextBody"/>
      </text:section>
      <text:h text:style-name="P17" text:outline-level="1"><text:bookmark-start text:name="__RefHeading__182216_780470623"/>Introduction<text:bookmark-end text:name="__RefHeading__182216_780470623"/></text:h>
      <text:p text:style-name="OOoTextBody">LibreOffice is a productivity suite that is compatible with other major office suites, and available on a variety of platforms. It is open source software and therefore free to download, use and distribute. If you are new to LibreOffice, this appendix will provide some information regarding it's history, it's community and some of it's technical specifications.</text:p>
      <text:h text:style-name="OOoHeading_20_1" text:outline-level="1"><text:bookmark-start text:name="__RefHeading__182218_780470623"/>A short <text:alphabetical-index-mark-start text:id="IMark146998180"/>history of LibreOffice<text:bookmark-end text:name="__RefHeading__182218_780470623"/><text:alphabetical-index-mark-end text:id="IMark146998180"/></text:h>
      <text:p text:style-name="OOoTextBody">The OpenOffice.org project began when <text:alphabetical-index-mark-start text:id="IMark146998036"/>Sun Microsystems<text:alphabetical-index-mark-end text:id="IMark146998036"/> released the source code (“blueprints”) for its StarOffice® software to the open source community on October 13, 2000. OpenOffice.org 1.0, the product, was released on April 30, 2002. On January 26, 2010, Oracle Corporation acquired Sun Microsystems. </text:p>
      <text:p text:style-name="OOoTextBody">On September 28, 2010, the community of volunteers who develop and promote OpenOffice.org announce a major change in the project’s structure. After ten years’ successful growth with Sun Microsystems as founding and principle sponsor, the project launches an independent foundation called "The Document Foundation", to fulfil the promise of independence written in the original charter. This Foundation will become the cornerstone of a new ecosystem where individuals and organisations can contribute to and benefit from the availability of a truly free office suite.</text:p>
      <text:p text:style-name="OOoTextBody">Major updates to OpenOffice.org include version 2.0 in October 2005 and version 3.0 in October 2008. The release of LibreOffice 3.3, the first release by the newly formed The Document Foundation community, is expected in early 2011. Since version 2.0, OpenOffice.org has supported the open standard OASIS OpenDocument as its default file format.</text:p>
      <text:p text:style-name="OOoTextBody">You can read more about The Document Foundation at: <text:a xlink:type="simple" xlink:href="http://www.documentfoundation.org/" text:style-name="Internet_20_link" text:visited-style-name="Visited_20_Internet_20_Link">http://www.documentfoundation.org/</text:a></text:p>
      <text:h text:style-name="OOoHeading_20_1" text:outline-level="1"><text:bookmark-start text:name="__RefHeading__182220_780470623"/>The LibreOffice community<text:bookmark-end text:name="__RefHeading__182220_780470623"/></text:h>
      <text:p text:style-name="OOoTextBody">The Document Foundation's mission is:</text:p>
      <text:p text:style-name="OOoTextBodyIndent">“...to facilitate the evolution of the OpenOffice.org Community into a new open, independent, and meritocratic organizational structure within the next few months. An independent Foundation is a better match to the values of our contributors, users, and supporters, and will enable a more effective, efficient, transparent, and inclusive Community. We will protect past investments by building on the solid achievements of our first decade, encourage wide participation in the Community, and co-ordinate activity across the Community.”</text:p>
      <text:p text:style-name="OOoTextBody">Some of our corporate supporters include Canonical, The GNOME Foundation, Google, Novell and Red Hat. Additonally, over 450,000 people from nearly every part of the globe have joined this project with the idea of creating the best possible office suite that all can use. This is the essence of an “open source” community!</text:p>
      <text:p text:style-name="OOoTextBody">With its open source software licence, LibreOffice is key in the drive to provide an office suite that is available to anyone, anywhere, for commercial or personal use. The software has been translated into many languages and runs on all major operating systems. New functionality can be added in the form of extensions.</text:p>
      <text:p text:style-name="OOoTextBody">The LibreOffice community invites contributors in all areas, including translators, software developers, graphic artists, technical writers, editors, donors and end-user support. Whatever you do best, you can make a difference in LibreOffice.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OOoHeading_20_1" text:outline-level="1"><text:bookmark-start text:name="__RefHeading__182222_780470623"/><text:soft-page-break/><text:reference-mark-start text:name="How is OOo licensed?"/>How is LibreOffice licensed?<text:bookmark-end text:name="__RefHeading__182222_780470623"/><text:reference-mark-end text:name="How is OOo licensed?"/></text:h>
      <text:p text:style-name="OOoTextBody"><text:span text:style-name="T2">LibreOffice is distributed under </text:span>the <text:alphabetical-index-mark-start text:id="IMark146998180"/>Open Source Initiative (OSI)<text:alphabetical-index-mark-end text:id="IMark146998180"/> approved Lesser General Public License (LGPL).</text:p>
      <text:p text:style-name="OOoTextBody">The LGPL <text:alphabetical-index-mark text:string-value="licensing of LibreOffice"/>license is available at The Document Foundation's website at: <text:a xlink:type="simple" xlink:href="http://www.documentfoundation.org/lgpl/" text:style-name="Internet_20_link" text:visited-style-name="Visited_20_Internet_20_Link">http://www.documentfoundation.org/lgpl/</text:a></text:p>
      <text:h text:style-name="OOoHeading_20_1" text:outline-level="1"><text:bookmark-start text:name="__RefHeading__182224_780470623"/>What is “open source”?<text:bookmark-end text:name="__RefHeading__182224_780470623"/></text:h>
      <text:p text:style-name="OOoTextBody">The four essential rights of open-source software are embodied within the Free Software Foundation’s <text:span text:style-name="OOoEmphasis">General Public License</text:span> (GPL):</text:p>
      <text:list xml:id="list9083023282531513005" text:style-name="OOoBullets_20_1">
        <text:list-item text:start-value="1">
          <text:p text:style-name="OOoList_20_1_20_Start">The right to use the software for any purpose.</text:p>
        </text:list-item>
        <text:list-item>
          <text:p text:style-name="OOoList_20_1_20_Cont">Freedom to redistribute the software for free or for a fee.</text:p>
        </text:list-item>
        <text:list-item>
          <text:p text:style-name="OOoList_20_1_20_Cont">Access to the complete source code of the program (that is, the “blueprints”).</text:p>
        </text:list-item>
        <text:list-item>
          <text:p text:style-name="OOoList_20_1_20_End">The right to modify any part of the source, or use portions of it in other programs.</text:p>
        </text:list-item>
      </text:list>
      <text:p text:style-name="OOoTextBody">The <text:span text:style-name="Strong_20_Emphasis"><text:span text:style-name="T2">basic idea behind open source</text:span></text:span> is very simple: When programmers can read, redistribute, and modify the source code for a piece of software, the software evolves. People improve it, people adapt it, people fix bugs.</text:p>
      <text:p text:style-name="OOoTextBody">For more information on Free and Open Source software, visit these websites:</text:p>
      <text:p text:style-name="OOoTextBody"><text:alphabetical-index-mark-start text:id="IMark146998180"/><text:span text:style-name="Strong_20_Emphasis"><text:span text:style-name="T9">Open Source Initiative</text:span></text:span><text:span text:style-name="T9"> </text:span><text:span text:style-name="T11">(OSI)</text:span><text:alphabetical-index-mark-end text:id="IMark146998180"/><text:span text:style-name="T11">: </text:span><text:a xlink:type="simple" xlink:href="http://www.opensource.org/" text:style-name="Internet_20_link" text:visited-style-name="Visited_20_Internet_20_Link"><text:span text:style-name="Internet_20_link"><text:span text:style-name="T3">http://www.opensource.org</text:span></text:span></text:a></text:p>
      <text:p text:style-name="OOoTextBody"><text:alphabetical-index-mark-start text:id="IMark146998036"/><text:span text:style-name="T10">Free Software Foundation</text:span> (FSF)<text:alphabetical-index-mark-end text:id="IMark146998036"/>: <text:a xlink:type="simple" xlink:href="http://www.gnu.org/" text:style-name="Internet_20_link" text:visited-style-name="Visited_20_Internet_20_Link">http://www.gnu.org</text:a></text:p>
      <text:h text:style-name="OOoHeading_20_1" text:outline-level="1"><text:bookmark-start text:name="__RefHeading__3272_1372004992"/>What are “open standards”?<text:bookmark-end text:name="__RefHeading__3272_1372004992"/></text:h>
      <text:p text:style-name="OOoTextBody">An open standard provides a means of doing something that is independent of manufacturer or vendor, thus enabling competing software programs to freely use the same file formats. HTML, XML, and ODF are examples of open standards for documents.</text:p>
      <text:p text:style-name="OOoTextBody">An open standard meets the following requirements:</text:p>
      <text:list xml:id="list111931921986407" text:continue-numbering="true" text:style-name="OOoBullets_20_1">
        <text:list-item>
          <text:p text:style-name="OOoList_20_1_20_Start">It is well documented with the complete specification publically available, either free or at a nominal charge.</text:p>
        </text:list-item>
        <text:list-item>
          <text:p text:style-name="OOoList_20_1_20_Cont.">It can be freely copied, distributed and used. The intellectual property of the standard is made irrevocably available on a royalty-free basis.</text:p>
        </text:list-item>
        <text:list-item>
          <text:p text:style-name="OOoList_20_1_20_End">It is standardized and maintained in an independent, open forum (also called "standards organization") using an open process.</text:p>
        </text:list-item>
      </text:list>
      <text:h text:style-name="OOoHeading_20_1" text:outline-level="1"><text:bookmark-start text:name="__RefHeading__182226_780470623"/>What is OpenDocument?<text:bookmark-end text:name="__RefHeading__182226_780470623"/></text:h>
      <text:p text:style-name="OOoTextBody">OpenDocument (ODF) is a<text:span text:style-name="T13">n XML-based file format for office documents (text documents, spreadsheets, drawings, presentations and more), developed at </text:span>OASIS<text:span text:style-name="T13"> (</text:span><text:a xlink:type="simple" xlink:href="http://www.oasis-open.org/who/" text:style-name="Internet_20_link" text:visited-style-name="Visited_20_Internet_20_Link"><text:span text:style-name="T13">http://www.oasis-open.org/who/</text:span></text:a><text:span text:style-name="T13">), an independent, international standards group. </text:span></text:p>
      <text:p text:style-name="OOoTextBody">Unlike other file formats, <text:span text:style-name="T13">ODF</text:span> is an open standard. It is publicly available, royalty-free, and without legal or other restrictions; therefore <text:span text:style-name="T13">ODF</text:span> files are not tied to a specific office suite and anybody can build a program that interprets these files. For this reason <text:span text:style-name="T13">ODF</text:span> is quickly becoming <text:span text:style-name="T13">the</text:span> preferred file format for government agencies, schools and other companies who prefer not to be too dependent on any one software supplier.</text:p>
      <text:p text:style-name="OOoTextBody"><text:soft-page-break/>LibreOffice saves documents in OpenDocument Format by default. LibreOffice 3 has adopted version 1.2 of the <text:span text:style-name="T13">OpenDocument</text:span> standard. LibreOffice can also open and save many other file formats; see “<text:bookmark-ref text:reference-format="text" text:ref-name="__RefHeading__5835_1372004992">File formats LibreOffice can open</text:bookmark-ref>” on page <text:bookmark-ref text:reference-format="page" text:ref-name="__RefHeading__5835_1372004992">7</text:bookmark-ref>, “<text:bookmark-ref text:reference-format="text" text:ref-name="__RefHeading__182240_780470623">File formats LibreOffice can save to</text:bookmark-ref>” on page <text:bookmark-ref text:reference-format="page" text:ref-name="__RefHeading__182240_780470623">9</text:bookmark-ref>, and “<text:bookmark-ref text:reference-format="text" text:ref-name="__RefHeading__184177_780470623">Exporting to other formats</text:bookmark-ref>” on page <text:bookmark-ref text:reference-format="page" text:ref-name="__RefHeading__184177_780470623">10</text:bookmark-ref>.</text:p>
      <text:h text:style-name="OOoHeading_20_2" text:outline-level="2"><text:bookmark-start text:name="__RefHeading__3274_1372004992"/>OpenDocument filename extensions<text:bookmark-end text:name="__RefHeading__3274_1372004992"/></text:h>
      <text:p text:style-name="OOoTextBody">The most common filename extensions used for OpenDocument documents are:</text:p>
      <text:p text:style-name="P8">*.odt for word processing (text) documents</text:p>
      <text:p text:style-name="P8">*.ods for spreadsheets </text:p>
      <text:p text:style-name="P8">*.odp for presentations </text:p>
      <text:p text:style-name="P8">*.odb for databases </text:p>
      <text:p text:style-name="P8">*.odg for graphics (vector drawings) </text:p>
      <text:p text:style-name="P8">*.odf for formulas (mathematical equations) </text:p>
      <text:h text:style-name="OOoHeading_20_1" text:outline-level="1"><text:bookmark-start text:name="__RefHeading__182252_780470623"/>Frequently asked questions<text:bookmark-end text:name="__RefHeading__182252_780470623"/></text:h>
      <table:table table:name="Table22" table:style-name="Table22">
        <table:table-column table:style-name="Table22.A"/>
        <table:table-column table:style-name="Table22.B"/>
        <table:table-row table:style-name="Table22.1">
          <table:table-cell table:style-name="Table22.A1" office:value-type="string">
            <text:p text:style-name="P10">May I distribute LibreOffice to anyone?</text:p>
          </table:table-cell>
          <table:table-cell table:style-name="Table22.B1" office:value-type="string">
            <text:p text:style-name="OOoTableText">Yes.</text:p>
          </table:table-cell>
        </table:table-row>
        <table:table-row table:style-name="Table22.1">
          <table:table-cell table:style-name="Table22.A13" office:value-type="string">
            <text:p text:style-name="P10">How many computers may I install it on?</text:p>
          </table:table-cell>
          <table:table-cell table:style-name="Table22.B13" office:value-type="string">
            <text:p text:style-name="OOoTableText">As many as you like.</text:p>
          </table:table-cell>
        </table:table-row>
        <table:table-row table:style-name="Table22.1">
          <table:table-cell table:style-name="Table22.A13" office:value-type="string">
            <text:p text:style-name="P10">May I sell it?</text:p>
          </table:table-cell>
          <table:table-cell table:style-name="Table22.B13" office:value-type="string">
            <text:p text:style-name="OOoTableText">Yes.</text:p>
          </table:table-cell>
        </table:table-row>
        <table:table-row table:style-name="Table22.1">
          <table:table-cell table:style-name="Table22.A13" office:value-type="string">
            <text:p text:style-name="P10">May I use LibreOffice in my business?</text:p>
          </table:table-cell>
          <table:table-cell table:style-name="Table22.B13" office:value-type="string">
            <text:p text:style-name="OOoTableText">Yes.</text:p>
          </table:table-cell>
        </table:table-row>
        <table:table-row table:style-name="Table22.1">
          <table:table-cell table:style-name="Table22.A13" office:value-type="string">
            <text:p text:style-name="P10">Is LibreOffice available in my language?</text:p>
          </table:table-cell>
          <table:table-cell table:style-name="Table22.B13" office:value-type="string">
            <text:p text:style-name="OOoTableText"><text:span text:style-name="T4">LibreOffice has been translated (localized) into over 40 languages, so your language probably is supported</text:span>. Additionally,<text:span text:style-name="T5"> t</text:span><text:span text:style-name="T4">here are over 70 </text:span><text:span text:style-name="T6">s</text:span><text:span text:style-name="T8">pelling</text:span>, <text:span text:style-name="T10">hyphenation</text:span>, and <text:span text:style-name="T10">thesaurus</text:span> dictionaries <text:span text:style-name="T4">available for languages, and dialects that do not have a localized program interface. The dictionaries are available from the LibreOffice website at: </text:span><text:a xlink:type="simple" xlink:href="http://www.libreoffice.org/" text:style-name="Internet_20_link" text:visited-style-name="Visited_20_Internet_20_Link"><text:span text:style-name="Internet_20_link">www.libreoffice.org</text:span></text:a><text:span text:style-name="T4"> or at (</text:span><text:a xlink:type="simple" xlink:href="http://extensions.services.openoffice.org/en/dictionaries" text:style-name="Internet_20_link" text:visited-style-name="Visited_20_Internet_20_Link"><text:span text:style-name="Internet_20_link">http://extensions.services.openoffice.org/en/dictionaries</text:span></text:a>)</text:p>
          </table:table-cell>
        </table:table-row>
        <table:table-row table:style-name="Table22.1">
          <table:table-cell table:style-name="Table22.A13" office:value-type="string">
            <text:p text:style-name="P10">How can you make it for free?</text:p>
          </table:table-cell>
          <table:table-cell table:style-name="Table22.B13" office:value-type="string">
            <text:p text:style-name="OOoTableText">LibreOffice is developed and maintained by volunteers and has the backing of several orgainzations. </text:p>
          </table:table-cell>
        </table:table-row>
        <table:table-row table:style-name="Table22.1">
          <table:table-cell table:style-name="Table22.A13" office:value-type="string">
            <text:p text:style-name="P10">What if I need technical support?</text:p>
          </table:table-cell>
          <table:table-cell table:style-name="Table22.B13" office:value-type="string">
            <text:p text:style-name="OOoTableText">Read the section titled “How to get help” in Chapter 1 (Introducting LibreOffice).</text:p>
          </table:table-cell>
        </table:table-row>
        <table:table-row table:style-name="Table22.1">
          <table:table-cell table:style-name="Table22.A13" office:value-type="string">
            <text:p text:style-name="P10">Who owns the software?</text:p>
          </table:table-cell>
          <table:table-cell table:style-name="Table22.B13" office:value-type="string">
            <text:p text:style-name="OOoTableText"/>
          </table:table-cell>
        </table:table-row>
        <table:table-row table:style-name="Table22.1">
          <table:table-cell table:style-name="Table22.A13" office:value-type="string">
            <text:p text:style-name="P10">Does that mean that they can take away the software?</text:p>
          </table:table-cell>
          <table:table-cell table:style-name="Table22.B13" office:value-type="string">
            <text:p text:style-name="OOoTableText">No. The licenses under which LibreOffice is developed and distributed can never be revoked, so it cannot be taken away.</text:p>
          </table:table-cell>
        </table:table-row>
        <table:table-row table:style-name="Table22.1">
          <table:table-cell table:style-name="Table22.A13" office:value-type="string">
            <text:p text:style-name="P10">I am writing a software application<text:span text:style-name="T12">. </text:span>May I use programming code from LibreOffice in my program?</text:p>
          </table:table-cell>
          <table:table-cell table:style-name="Table22.B13" office:value-type="string">
            <text:p text:style-name="OOoTableText">You may, within the parameters set in the <text:alphabetical-index-mark-start text:id="IMark133725292"/>LGPL<text:alphabetical-index-mark-end text:id="IMark133725292"/>. Read the license: <text:a xlink:type="simple" xlink:href="http://www.documentfoundation.org/lgpl/" text:style-name="Internet_20_link" text:visited-style-name="Visited_20_Internet_20_Link">http://www.documentfoundation.org/lgpl/</text:a></text:p>
          </table:table-cell>
        </table:table-row>
        <text:soft-page-break/>
        <table:table-row table:style-name="Table22.1">
          <table:table-cell table:style-name="Table22.A13" office:value-type="string">
            <text:p text:style-name="P10">Why do I need Java to run LibreOffice? Is it written in Java?</text:p>
          </table:table-cell>
          <table:table-cell table:style-name="Table22.B13" office:value-type="string">
            <text:p text:style-name="OOoTableText">LibreOffice is not <text:span text:style-name="T13">written</text:span> in Java; it is written in the C++ <text:span text:style-name="T13">language</text:span>. Java is one of several languages that can be used to extend the software. The Java JDK/JRE is only required for some features. The most notable one is the HSQLDB relational database engine.</text:p>
            <text:p text:style-name="OOoTableText">Note: Java is available at no cost. If you do not want to use Java, you can still use nearly all of the features of LibreOffice.</text:p>
          </table:table-cell>
        </table:table-row>
        <table:table-row table:style-name="Table22.1">
          <table:table-cell table:style-name="Table22.A13" office:value-type="string">
            <text:p text:style-name="P10">How can I contribute to LibreOffice?</text:p>
          </table:table-cell>
          <table:table-cell table:style-name="Table22.B13" office:value-type="string">
            <text:p text:style-name="OOoTableText">You can help with the development of LibreOffice in many ways, and you do not need to be a programmer. To start, check out this webpage: <text:a xlink:type="simple" xlink:href="http://www.documentfoundation.org/contribution/" text:style-name="Internet_20_link" text:visited-style-name="Visited_20_Internet_20_Link">http://www.documentfoundation.org/contribution/</text:a></text:p>
          </table:table-cell>
        </table:table-row>
        <table:table-row table:style-name="Table22.1">
          <table:table-cell table:style-name="Table22.A13" office:value-type="string">
            <text:p text:style-name="P10">What’s the catch?</text:p>
          </table:table-cell>
          <table:table-cell table:style-name="Table22.B13" office:value-type="string">
            <text:p text:style-name="OOoTableText">There really is none; you can read the licenses here: <text:a xlink:type="simple" xlink:href="http://www.documentfoundation.org/lgpl/" text:style-name="Internet_20_link" text:visited-style-name="Visited_20_Internet_20_Link">http://www.documentfoundation.org/lgpl/</text:a></text:p>
          </table:table-cell>
        </table:table-row>
      </table:table>
      <text:h text:style-name="P15" text:outline-level="1"><text:bookmark-start text:name="__RefHeading__5835_1372004992"/>File formats LibreOffice can open<text:bookmark-end text:name="__RefHeading__5835_1372004992"/></text:h>
      <text:p text:style-name="OOoTextBody">LibreOffice can open a wide variety of file formats in addition to the OpenDocument formats.</text:p>
      <text:h text:style-name="OOoHeading_20_2" text:outline-level="2"><text:bookmark-start text:name="__RefHeading__182230_780470623"/>Opening <text:alphabetical-index-mark text:string-value="opening" text:key1="text documents"/>text documents<text:bookmark-end text:name="__RefHeading__182230_780470623"/></text:h>
      <text:p text:style-name="OOoTextBody">In addition to OpenDocument formats (.odt, .ott, .oth, and .odm), Writer 3 can <text:alphabetical-index-mark text:string-value="importing files"/>open the formats used by OOo 1.x (.sxw, .stw, and .sxg) and the following text document formats:</text:p>
      <text:p text:style-name="OOoTextBodyIndent">Microsoft Word 6.0/95/97/2000/XP) (.doc and .dot)<text:line-break/>Microsoft Word 2003 XML (.xml)<text:line-break/>Microsoft Word 2007 XML (.docx, .docm, .dotx, .dotm)<text:line-break/>Microsoft WinWord 5 (.doc)<text:line-break/>WordPerfect Document (.wpd)<text:line-break/>WPS 2000/Office 1.0 (.wps)<text:line-break/>Rich Text Format (.rtf)<text:line-break/>Text CSV (.csv and .txt)<text:line-break/>StarWriter formats (.sdw, .sgl, .vor)<text:line-break/>DocBook (.xml)<text:line-break/>Unified Office Format text (.uot, .uof)<text:line-break/>Ichitaro 8/9/10/11 (.jtd and .jtt)<text:line-break/>Hangul WP 97 (.hwp)<text:line-break/>T602 Document (.602, .txt)<text:line-break/>AportisDoc (Palm) (.pdb)<text:line-break/>Pocket Word (.psw)<text:line-break/>HTML Document (.htm, .html)</text:p>
      <text:p text:style-name="OOoTextBody">Most of these file types are automatically detected by LibreOffice, so they can be opened without explicitly selecting the document type in the file picker.</text:p>
      <text:p text:style-name="OOoTextBody">When opening .htm or .html files (used for web pages), LibreOffice customizes Writer for working with these files. </text:p>
      <text:h text:style-name="OOoHeading_20_2" text:outline-level="2"><text:bookmark-start text:name="__RefHeading__182232_780470623"/><text:soft-page-break/>Opening <text:alphabetical-index-mark text:string-value="opening" text:key1="spreadsheets"/>spreadsheets<text:bookmark-end text:name="__RefHeading__182232_780470623"/></text:h>
      <text:p text:style-name="P3">In addition to OpenDocument formats (.ods and .ots), Calc 3 can open the formats used by OOo 1.x (.sxc and .stc) and the following spreadsheet formats:</text:p>
      <text:p text:style-name="OOoTextBodyIndent">Microsoft Excel 97/2000/XP (.xls, .xlw, and .xlt)<text:line-break/>Microsoft Excel 4.x–5.0/95 (.xls, .xlw, and .xlt)<text:line-break/>Microsoft Excel 2003 XML (.xml)<text:line-break/>Microsoft Excel 2007 XML (.xlsx, .xlsm, .xlts, .xltm)<text:line-break/>Microsoft Excel 2007 binary (.xlsb)<text:line-break/>Lotus 1-2-3 (.wk1, .wks, and .123)<text:line-break/>Data Interchange Format (.dif)<text:line-break/>Rich Text Format (.rtf)<text:line-break/>Text CSV (.csv and .txt)<text:line-break/>StarCalc formats (.sdc and .vor)<text:line-break/>dBASE (.dbf)<text:line-break/>SYLK (.slk)<text:line-break/>Unified Office Format spreadsheet (.uos, .uof)<text:line-break/>HTML Document (.htm and .html files, including Web page queries)<text:line-break/>Pocket Excel (pxl)<text:line-break/>Quattro Pro 6.0 (.wb2)</text:p>
      <text:h text:style-name="OOoHeading_20_2" text:outline-level="2"><text:bookmark-start text:name="__RefHeading__182234_780470623"/>Opening <text:alphabetical-index-mark text:string-value="opening" text:key1="graphic files"/>presentations<text:bookmark-end text:name="__RefHeading__182234_780470623"/></text:h>
      <text:p text:style-name="P3">In addition to OpenDocument formats (.odp, .odg, and .otp), Impress 3 can open the formats used by OOo 1.x (.sxi and .sti) and the following presentation formats:</text:p>
      <text:p text:style-name="OOoTextBodyIndent">Microsoft PowerPoint 97/2000/XP (.ppt and .pot)<text:line-break/>Microsoft PowerPoint 2007 (.pptx, .pptm, .potx, .potm)<text:line-break/>StarDraw and StarImpress (.sda, .sdd, .sdp, and .vor)<text:line-break/>Unified Office Format presentation (.uop, .uof)<text:line-break/>CGM – Computer Graphics Metafile (.cgm)<text:line-break/>Portable Document Format (.pdf)</text:p>
      <text:h text:style-name="OOoHeading_20_2" text:outline-level="2"><text:bookmark-start text:name="__RefHeading__182236_780470623"/>Opening <text:alphabetical-index-mark text:string-value="opening" text:key1="graphic files"/>graphic files<text:bookmark-end text:name="__RefHeading__182236_780470623"/></text:h>
      <text:p text:style-name="OOoTextBody">In addition to OpenDocument formats (.odg and .otg), Draw 3 can open the formats used by OOo 1.x (.sxd and .std) and the following graphic forma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BMP</text:p>
          </table:table-cell>
          <table:table-cell table:style-name="Table1.A1" office:value-type="string">
            <text:p text:style-name="P9">JPEG, JPG</text:p>
          </table:table-cell>
          <table:table-cell table:style-name="Table1.A1" office:value-type="string">
            <text:p text:style-name="P9">PCX</text:p>
          </table:table-cell>
          <table:table-cell table:style-name="Table1.A1" office:value-type="string">
            <text:p text:style-name="P9">PSD</text:p>
          </table:table-cell>
          <table:table-cell table:style-name="Table1.A1" office:value-type="string">
            <text:p text:style-name="P9">SGV</text:p>
          </table:table-cell>
          <table:table-cell table:style-name="Table1.A1" office:value-type="string">
            <text:p text:style-name="P9">WMF</text:p>
          </table:table-cell>
        </table:table-row>
        <table:table-row>
          <table:table-cell table:style-name="Table1.A1" office:value-type="string">
            <text:p text:style-name="P9">DXF</text:p>
          </table:table-cell>
          <table:table-cell table:style-name="Table1.A1" office:value-type="string">
            <text:p text:style-name="P9">MET</text:p>
          </table:table-cell>
          <table:table-cell table:style-name="Table1.A1" office:value-type="string">
            <text:p text:style-name="P9">PGM</text:p>
          </table:table-cell>
          <table:table-cell table:style-name="Table1.A1" office:value-type="string">
            <text:p text:style-name="P9">RAS</text:p>
          </table:table-cell>
          <table:table-cell table:style-name="Table1.A1" office:value-type="string">
            <text:p text:style-name="P9">SVM</text:p>
          </table:table-cell>
          <table:table-cell table:style-name="Table1.A1" office:value-type="string">
            <text:p text:style-name="P9">XBM</text:p>
          </table:table-cell>
        </table:table-row>
        <table:table-row>
          <table:table-cell table:style-name="Table1.A1" office:value-type="string">
            <text:p text:style-name="P9">EMF</text:p>
          </table:table-cell>
          <table:table-cell table:style-name="Table1.A1" office:value-type="string">
            <text:p text:style-name="P9">PBM</text:p>
          </table:table-cell>
          <table:table-cell table:style-name="Table1.A1" office:value-type="string">
            <text:p text:style-name="P9">PLT</text:p>
          </table:table-cell>
          <table:table-cell table:style-name="Table1.A1" office:value-type="string">
            <text:p text:style-name="P9">SDA</text:p>
          </table:table-cell>
          <table:table-cell table:style-name="Table1.A1" office:value-type="string">
            <text:p text:style-name="P9">TGA</text:p>
          </table:table-cell>
          <table:table-cell table:style-name="Table1.A1" office:value-type="string">
            <text:p text:style-name="P9">XPM</text:p>
          </table:table-cell>
        </table:table-row>
        <table:table-row>
          <table:table-cell table:style-name="Table1.A1" office:value-type="string">
            <text:p text:style-name="P9">EPS</text:p>
          </table:table-cell>
          <table:table-cell table:style-name="Table1.A1" office:value-type="string">
            <text:p text:style-name="P9">PCD</text:p>
          </table:table-cell>
          <table:table-cell table:style-name="Table1.A1" office:value-type="string">
            <text:p text:style-name="P9">PNG</text:p>
          </table:table-cell>
          <table:table-cell table:style-name="Table1.A1" office:value-type="string">
            <text:p text:style-name="P9">SDD</text:p>
          </table:table-cell>
          <table:table-cell table:style-name="Table1.A1" office:value-type="string">
            <text:p text:style-name="P9">TIF, TIFF</text:p>
          </table:table-cell>
          <table:table-cell table:style-name="Table1.A1" office:value-type="string">
            <text:p text:style-name="P9"/>
          </table:table-cell>
        </table:table-row>
        <table:table-row>
          <table:table-cell table:style-name="Table1.A1" office:value-type="string">
            <text:p text:style-name="P9">GIF</text:p>
          </table:table-cell>
          <table:table-cell table:style-name="Table1.A1" office:value-type="string">
            <text:p text:style-name="P9">PCT</text:p>
          </table:table-cell>
          <table:table-cell table:style-name="Table1.A1" office:value-type="string">
            <text:p text:style-name="P9">PPM</text:p>
          </table:table-cell>
          <table:table-cell table:style-name="Table1.A1" office:value-type="string">
            <text:p text:style-name="P9">SGF</text:p>
          </table:table-cell>
          <table:table-cell table:style-name="Table1.A1" office:value-type="string">
            <text:p text:style-name="P9">VOR</text:p>
          </table:table-cell>
          <table:table-cell table:style-name="Table1.A1" office:value-type="string">
            <text:p text:style-name="P9"/>
          </table:table-cell>
        </table:table-row>
      </table:table>
      <text:h text:style-name="OOoHeading_20_2" text:outline-level="2"><text:bookmark-start text:name="__RefHeading__182238_780470623"/>Opening <text:alphabetical-index-mark text:string-value="formula files, opening"/>formula files<text:bookmark-end text:name="__RefHeading__182238_780470623"/></text:h>
      <text:p text:style-name="OOoTextBody">In addition to OpenDocument Formula (.odf) files, Math 3 can open the format used by OOo 1.x (.sxm), StarMath, (.smf), and MathML (.mml) files.</text:p>
      <text:p text:style-name="OOoTextBody">When opening a Word document that contains an embedded equation editor object, if the option for it (MathType to LibreOffice Math or reverse) is checked in <text:span text:style-name="OOoMenuPath">Tools </text:span><text:span text:style-name="OOoComputerCode">→</text:span><text:span text:style-name="OOoMenuPath"> Options </text:span><text:span text:style-name="OOoComputerCode">→</text:span><text:span text:style-name="OOoMenuPath"> Load/Save </text:span><text:span text:style-name="OOoComputerCode">→</text:span><text:span text:style-name="OOoMenuPath"> Microsoft Office</text:span>, the object will be automatically converted to an LibreOffice Math object.</text:p>
      <text:h text:style-name="OOoHeading_20_1" text:outline-level="1"><text:bookmark-start text:name="__RefHeading__182240_780470623"/><text:soft-page-break/>File formats LibreOffice can save to<text:bookmark-end text:name="__RefHeading__182240_780470623"/></text:h>
      <text:p text:style-name="OOoTextBody">Saving in an <text:span text:style-name="T13">OpenDocument</text:span> format guarantees the correct rendering of the file when it is transferred to another person or when the file is re-opened with a later version of LibreOffice. It is strongly recommended that you use <text:span text:style-name="T13">ODF</text:span> as default file format. However, you can save files in other formats, if you wish.</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6">When sharing a document that you do not expect or want the recipient to modify, the safest option is to convert the document to PDF. LibreOffice provides a very straightforward way to convert documents to PDF. See Chapter 10 (Printing, Exporting, and E-Mailing) in this book.</text:p>
          </table:table-cell>
        </table:table-row>
      </table:table>
      <text:h text:style-name="OOoHeading_20_2" text:outline-level="2"><text:bookmark-start text:name="__RefHeading__182242_780470623"/>Saving text documents<text:bookmark-end text:name="__RefHeading__182242_780470623"/></text:h>
      <text:p text:style-name="P4">In addition to OpenDocument formats (.odt and .ott), Writer 3 can save in these formats:</text:p>
      <text:p text:style-name="OOoTextBodyIndent">OpenOffice.org 1.x Text Document (.sxw)<text:line-break/><text:span text:style-name="T13">OpenOffice.org 1.x</text:span> Text Document Template (.stw)<text:line-break/>Microsoft Word 6.0, 95, and 97/2000/XP (.doc)<text:line-break/>Microsoft Word 2003 XML (.xml)<text:line-break/>Microsoft Word 2007 (.docx)<text:line-break/>Office Open XML Text (.docx)<text:line-break/>Rich Text Format (.rtf)<text:line-break/>StarWriter 3.0, 4.0, and 5.0 (.sdw)<text:line-break/>StarWriter 3.0, 4.0, and 5.0 Template (.vor)<text:line-break/>Text (.txt)<text:line-break/>Text Encoded (.txt)<text:line-break/>Unified Office Format text (.uot, .uof)<text:line-break/>HTML Document (OpenOffice.org Writer) (.html and .htm)<text:line-break/>DocBook (.xml)<text:line-break/>AportisDoc (Palm) (.pdb)<text:line-break/>Pocket Word (.psw)</text:p>
      <text:p text:style-name="OOoTextBody">Encryption support within the Microsoft Word 97/2000/XP filter allows password protected Microsoft Word documents to be saved.</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The .rtf format is a common format for transferring text files between applications, but you are likely to experience loss of formatting and images. For this reason, other formats should be used.</text:p>
          </table:table-cell>
        </table:table-row>
      </table:table>
      <text:h text:style-name="OOoHeading_20_2" text:outline-level="2"><text:bookmark-start text:name="__RefHeading__182244_780470623"/>Saving spreadsheet files<text:bookmark-end text:name="__RefHeading__182244_780470623"/></text:h>
      <text:p text:style-name="P3"><text:alphabetical-index-mark text:string-value="saving" text:key1="spreadsheets"/>In addition to OpenDocument formats (.ods and .ots), Calc 3 can save in these formats:</text:p>
      <text:p text:style-name="OOoTextBodyIndent">OpenOffice.org 1.x Spreadsheet (.sxc)<text:line-break/>OpenOffice.org 1.x Spreadsheet Template (.stc)<text:line-break/>Microsoft Excel 97/2000/XP (.xls and .xlw)<text:line-break/>Microsoft Excel 97/2000/XP Template (.xlt)<text:line-break/>Microsoft Excel 5.0 and 95 (.xls and .xlw)<text:line-break/>Microsoft Excel 2003 XML (.xml)<text:line-break/>Microsoft Excel 2007 (.xlsx)<text:line-break/>Office Open XML Spreadsheet (.xlsx)<text:line-break/>Data Interchange Format (.dif)<text:line-break/>dBase (.dbf)<text:line-break/>SYLK (.slk)<text:line-break/><text:soft-page-break/>Text CSV (.csv and .txt)<text:line-break/>StarCalc 3.0, 4.0, and 5.0 formats (.sdc and .vor)<text:line-break/>Unified Office Format spreadsheet (.uos)<text:line-break/>HTML Document (OpenOffice.org Calc) (.html and .htm)<text:line-break/>Pocket Excel (.pxl)</text:p>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The Java Runtime Environment is required to use the mobile device filters for AportisDoc (Palm), Pocket Word, and Pocket Excel.</text:p>
          </table:table-cell>
        </table:table-row>
      </table:table>
      <text:h text:style-name="OOoHeading_20_2" text:outline-level="2"><text:bookmark-start text:name="__RefHeading__182246_780470623"/>Saving presentations<text:bookmark-end text:name="__RefHeading__182246_780470623"/></text:h>
      <text:p text:style-name="P5"><text:alphabetical-index-mark text:string-value="saving" text:key1="presentations"/>In addition to OpenDocument formats (.odp, .otp, .fodp, and .odg), Impress 3 can save in these formats:</text:p>
      <text:p text:style-name="OOoTextBodyIndent">OpenOffice.org 1.x Presentation (.sxi)<text:line-break/>OpenOffice.org 1.x Presentation Template (.sti)<text:line-break/>Microsoft PowerPoint 97/2000/XP (.ppt)<text:line-break/>Microsoft PowerPoint 97/2000/XP Template (.pot)<text:line-break/>Microsoft PowerPoint 2007 (.pptx, .potm)<text:line-break/>Office Open XML Presentation (.pptx, .potm, .ppsx)<text:line-break/>StarDraw, StarImpress (.sda, .sdd, and .vor)<text:line-break/>Unified Office Format presentation (.uop)</text:p>
      <text:p text:style-name="OOoTextBody">Impress can also export to MacroMedia Flash (.swf) and any of the graphics formats listed for Draw.</text:p>
      <text:h text:style-name="OOoHeading_20_2" text:outline-level="2"><text:bookmark-start text:name="__RefHeading__182248_780470623"/>Saving drawings<text:bookmark-end text:name="__RefHeading__182248_780470623"/></text:h>
      <text:p text:style-name="P3"><text:alphabetical-index-mark text:string-value="saving" text:key1="graphic files"/>Draw 3 can only save in the OpenDocument Drawing formats (.odg and .otg), the OpenOffice.org 1.x formats (.sxd and .std) and StarDraw format (.sda, .sdd, and .vor).</text:p>
      <text:p text:style-name="OOoTextBody">However, Draw can also export to BMP, EMF, EPS, GIF, JPEG, MET, PBM, PCT, PGM, PNG, PPM, RAS, SVG, SVM, TIFF, WMF, and XPM.</text:p>
      <text:h text:style-name="OOoHeading_20_2" text:outline-level="2"><text:bookmark-start text:name="__RefHeading__182250_780470623"/>Writer/Web can save in these formats<text:bookmark-end text:name="__RefHeading__182250_780470623"/></text:h>
      <text:p text:style-name="P7">HTML document (.html and .htm), as HTML 4.0 Transitional</text:p>
      <text:p text:style-name="P7">OpenOffice.org 1.0 HTML Template (.stw)</text:p>
      <text:p text:style-name="P7">OpenOffice.org 2.x HTML Template (.oth)</text:p>
      <text:p text:style-name="P7">StarWriter/Web 4.0 and 5.0 (.vor)</text:p>
      <text:p text:style-name="P7">Text (LibreOffice Writer/Web) (.txt)</text:p>
      <text:p text:style-name="OOoTextBody">Text Encoded (LibreOffice Writer/Web) (.txt)</text:p>
      <text:h text:style-name="OOoHeading_20_1" text:outline-level="1"><text:bookmark-start text:name="__RefHeading__184177_780470623"/>Exporting to other formats<text:bookmark-end text:name="__RefHeading__184177_780470623"/></text:h>
      <text:p text:style-name="OOoTextBody">LibreOffice uses the term “export” for some file operations involving a change of file type. If you cannot find the filetype you're looking for under <text:span text:style-name="OOoMenuPath">Save As</text:span>, look under <text:span text:style-name="OOoMenuPath">Export</text:span> for additional types.</text:p>
      <text:p text:style-name="OOoTextBody">LibreOffice can export files to XHTML. In addition, Draw and Impress can export to Adobe Flash (.swf) and a range of image formats.</text:p>
      <text:p text:style-name="OOoTextBody">To export to one of these formats, choose <text:span text:style-name="OOoMenuPath">File </text:span><text:span text:style-name="OOoComputerCode">→</text:span><text:span text:style-name="OOoMenuPath"> Export</text:span>. On the Export dialog, specify a file name for the exported document, then select the desired format in the <text:span text:style-name="OOoEmphasis">File format</text:span> list and click the <text:span text:style-name="OOoMenuPath">Export</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loext:contextual-spacing="false" fo:orphans="0" fo:widows="0" fo:text-indent="0in"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1665in" fo:margin-bottom="0.0835in"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2.5in" fo:margin-bottom="0.0402in"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in" fo:margin-bottom="0.0827in" loext:contextual-spacing="false" fo:padding="0in"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in" fo:margin-bottom="0.0417in"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in" fo:margin-right="0in" fo:margin-top="0.0835in" fo:margin-bottom="0in" loext:contextual-spacing="false" fo:text-indent="0in"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loext:contextual-spacing="false" fo:text-indent="0in"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25in" fo:margin-right="0in" fo:margin-top="0in" fo:margin-bottom="0.0417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loext: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25in" fo:margin-right="0in" fo:text-align="start" style:justify-single-word="false" fo:text-indent="0in"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TextBodyIndented" style:family="paragraph" style:parent-style-name="OOoTextBody">
      <style:paragraph-properties fo:margin-left="0.2362in" fo:margin-right="0in" fo:text-indent="0in" style:auto-text-indent="false"/>
    </style:style>
    <style:style style:name="OOoHeading_20_1" style:display-name="OOoHeading 1" style:family="paragraph" style:parent-style-name="OOoHeading" style:next-style-name="OOoTextBody" style:default-outline-level="1"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1.5in" fo:margin-bottom="0.1299in"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TextBodyIndent" style:family="paragraph" style:parent-style-name="OOoTextBody">
      <style:paragraph-properties fo:margin-left="0.25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in" fo:margin-right="0in" fo:text-indent="0in"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0783in" fo:margin-bottom="0in" loext:contextual-spacing="false"/>
    </style:style>
    <style:style style:name="OOoContents_20_2" style:display-name="OOoContents 2" style:family="paragraph" style:parent-style-name="OOoContents">
      <style:paragraph-properties fo:margin-left="0.1965in" fo:margin-right="0in" fo:margin-top="0.0398in" fo:margin-bottom="0in" loext: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loext:contextual-spacing="false" fo:text-indent="0in" style:auto-text-indent="false" style:shadow="none"/>
    </style:style>
    <style:style style:name="OOoCopyrightPage" style:family="paragraph" style:parent-style-name="OOoHeading" style:next-style-name="OOoTextBody">
      <style:paragraph-properties fo:margin-top="0.1965in" fo:margin-bottom="0.0827in" loext:contextual-spacing="false"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1535in" fo:margin-bottom="0.0827in"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665in" fo:margin-bottom="0.0417in"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1252in" fo:margin-bottom="0in" loext:contextual-spacing="false" fo:padding="0in" fo:border="none" style:shadow="none"/>
      <style:text-properties fo:color="#18a303" fo:font-size="80%"/>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in" fo:margin-bottom="0.0417in" loext:contextual-spacing="false"/>
      <style:text-properties fo:font-size="14pt" style:font-weight-asian="norm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overNotice" style:family="paragraph" style:parent-style-name="OOoTextBody">
      <style:paragraph-properties fo:margin-left="0.7874in" fo:margin-right="0in" fo:margin-top="0.3937in" fo:margin-bottom="0.0827in" loext: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loext:contextual-spacing="false" text:number-lines="false" text:line-number="0"/>
      <style:text-properties fo:font-size="10.3000001907349pt"/>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font-style="italic"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ffff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fffff" style:background-transparency="0%" draw:fill="solid" draw:fill-color="#ffffff" draw:opacity="100%" fo:padding="0.1181in" fo:border="0.99pt solid #000080" style:shadow="none" draw:shadow-opacity="100%">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space-before="0.25in" text:min-label-width="0.25in"/>
        <style:text-properties style:font-name="Bitstream Vera Serif"/>
      </text:list-level-style-bullet>
      <text:list-level-style-bullet text:level="2" text:style-name="Bullet_20_Symbols" text:bullet-char="–">
        <style:list-level-properties text:space-before="0.5in" text:min-label-width="0.25in"/>
        <style:text-properties style:font-name="Bitstream Vera Serif"/>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OOoNumbering">
      <text:list-level-style-number text:level="1" style:num-suffix=")" style:num-format="1">
        <style:list-level-properties text:space-before="0.25in" text:min-label-width="0.25in"/>
      </text:list-level-style-number>
      <text:list-level-style-number text:level="2" text:style-name="Numbering_20_Symbols" style:num-suffix=")" style:num-format="a">
        <style:list-level-properties text:space-before="0.5in" text:min-label-width="0.25in"/>
      </text:list-level-style-number>
      <text:list-level-style-number text:level="3" text:style-name="Numbering_20_Symbols" style:num-suffix=")" style:num-format="i">
        <style:list-level-properties text:space-before="0.75in" text:min-label-width="0.25in"/>
      </text:list-level-style-number>
      <text:list-level-style-bullet text:level="4" text:style-name="Bullet_20_Symbols" text:bullet-char="●">
        <style:list-level-properties text:space-before="1in" text:min-label-width="0.25in"/>
        <style:text-properties style:font-name="StarSymbol"/>
      </text:list-level-style-bullet>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ile formats LibreOffice can save to</text:chapter><text:tab/><text:page-number text:select-page="current">9</text:page-number></text:p>
      </style:footer>
      <style:footer-left>
        <text:p text:style-name="OOoFooter"><text:page-number text:select-page="current">10</text:page-number><text:tab/><text:title>Open Source, Open Standards, OpenDocument</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 text:style-name="Internet_20_link" text:visited-style-name="Visited_20_Internet_20_Link"><text:span text:style-name="Internet_20_link"><text:span text:style-name="MT1">www.libreoffice.org</text:span></text:span></text:a></text:p>
      </style:footer>
    </style:master-page>
    <style:master-page style:name="OOoFrontMatter" style:page-layout-name="Mpm5">
      <style:footer>
        <text:p text:style-name="OOoFooter"><text:title>Open Source, Open Standards, OpenDocument</text:title><text:tab/><text:page-number text:select-page="current">3</text:page-number></text:p>
      </style:footer>
      <style:footer-left>
        <text:p text:style-name="OOoFooter"><text:page-number text:select-page="current">0</text:page-number><text:tab/><text:title>Open Source, Open Standards, OpenDocument</text:title></text:p>
      </style:footer-left>
    </style:master-page>
    <style:master-page style:name="OOoOneColumn" style:page-layout-name="Mpm6">
      <style:footer>
        <text:p text:style-name="MP2"><text:title>Open Source, Open Standards, OpenDocument</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Open Source, Open Standards, OpenDocument</dc:title>
    <meta:initial-creator>Jean Hollis Weber</meta:initial-creator>
    <meta:creation-date>2008-06-05T09:52:11</meta:creation-date>
    <dc:creator>Jean Hollis Weber</dc:creator>
    <dc:date>2011-01-03T06:34:57</dc:date>
    <meta:editing-cycles>106</meta:editing-cycles>
    <meta:editing-duration>PT13H32M46S</meta:editing-duration>
    <meta:document-statistic meta:table-count="5" meta:image-count="1" meta:object-count="0" meta:page-count="10" meta:paragraph-count="194" meta:word-count="2662" meta:character-count="17368" meta:non-whitespace-character-count="14892"/>
    <meta:user-defined meta:name="Info 1"/>
    <meta:user-defined meta:name="Info 2"/>
    <meta:user-defined meta:name="Info 3"/>
    <meta:user-defined meta:name="Info 4"/>
    <meta:template xlink:type="simple" xlink:actuate="onRequest" xlink:title="LibO3_3_chapter_template" xlink:href="../../../../../../AppData/Roaming/LibreOffice/3/user/template/LibO3_3_chapter_template.ott" meta:date="2010-12-29T20:41:35.130000000"/>
  </office:meta>
</office:document-meta>
</file>